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50000029764353C6F.jpg"/>
  <manifest:file-entry manifest:media-type="image/jpeg" manifest:full-path="Pictures/10000000000004050000012C60F9C24D.jpg"/>
  <manifest:file-entry manifest:media-type="image/jpeg" manifest:full-path="Pictures/10000000000004030000016AF7190380.jpg"/>
  <manifest:file-entry manifest:media-type="image/jpeg" manifest:full-path="Pictures/10000000000004050000016F7ABBAF86.jpg"/>
  <manifest:file-entry manifest:media-type="image/jpeg" manifest:full-path="Pictures/10000000000004050000013CABF4FC2C.jpg"/>
  <manifest:file-entry manifest:media-type="image/jpeg" manifest:full-path="Pictures/10000000000004050000016881CF7043.jpg"/>
  <manifest:file-entry manifest:media-type="image/jpeg" manifest:full-path="Pictures/100000000000040500000168F80EB128.jpg"/>
  <manifest:file-entry manifest:media-type="image/jpeg" manifest:full-path="Pictures/10000000000004050000016AB907D8D5.jpg"/>
  <manifest:file-entry manifest:media-type="image/jpeg" manifest:full-path="Pictures/10000000000004050000016870F1D15D.jpg"/>
  <manifest:file-entry manifest:media-type="image/jpeg" manifest:full-path="Pictures/1000000000000405000003224869CBFF.jpg"/>
  <manifest:file-entry manifest:media-type="image/jpeg" manifest:full-path="Pictures/10000000000004050000016E832D35F4.jpg"/>
  <manifest:file-entry manifest:media-type="image/jpeg" manifest:full-path="Pictures/10000000000004050000012C2B2E062A.jpg"/>
  <manifest:file-entry manifest:media-type="image/jpeg" manifest:full-path="Pictures/10000000000004050000016CC50A796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adrão">
        <draw:frame draw:style-name="gr1" draw:text-style-name="P1" draw:layer="layout" svg:width="27.172cm" svg:height="9.577cm" svg:x="0.499cm" svg:y="5.756cm">
          <draw:image xlink:href="Pictures/10000000000004030000016AF719038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1" draw:text-style-name="P1" draw:layer="layout" svg:width="27.225cm" svg:height="8.36cm" svg:x="0.472cm" svg:y="4.264cm">
          <draw:image xlink:href="Pictures/10000000000004050000013CABF4FC2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" draw:text-style-name="P1" draw:layer="layout" svg:width="27.225cm" svg:height="9.63cm" svg:x="0.472cm" svg:y="3.629cm">
          <draw:image xlink:href="Pictures/10000000000004050000016CC50A79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" draw:text-style-name="P1" draw:layer="layout" svg:width="27cm" svg:height="19.499cm" svg:x="0.5cm" svg:y="0.501cm">
          <draw:image xlink:href="Pictures/1000000000000405000003224869CBF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" draw:text-style-name="P1" draw:layer="layout" svg:width="27.225cm" svg:height="7.937cm" svg:x="0.472cm" svg:y="3.152cm">
          <draw:image xlink:href="Pictures/10000000000004050000012C60F9C24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1" draw:text-style-name="P1" draw:layer="layout" svg:width="27.225cm" svg:height="9.524cm" svg:x="0.472cm" svg:y="2.359cm">
          <draw:image xlink:href="Pictures/100000000000040500000168F80EB12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1" draw:text-style-name="P1" draw:layer="layout" svg:width="27.225cm" svg:height="17.541cm" svg:x="0.5cm" svg:y="2.659cm">
          <draw:image xlink:href="Pictures/10000000000004050000029764353C6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1" draw:text-style-name="P1" draw:layer="layout" svg:width="27.225cm" svg:height="7.937cm" svg:x="0.5cm" svg:y="3.3cm">
          <draw:image xlink:href="Pictures/10000000000004050000012C60F9C24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1" draw:text-style-name="P1" draw:layer="layout" svg:width="27.225cm" svg:height="9.577cm" svg:x="0.5cm" svg:y="3.423cm">
          <draw:image xlink:href="Pictures/10000000000004050000016AB907D8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1" draw:text-style-name="P1" draw:layer="layout" svg:width="27.225cm" svg:height="7.937cm" svg:x="0.5cm" svg:y="4cm">
          <draw:image xlink:href="Pictures/10000000000004050000012C60F9C24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1" draw:text-style-name="P1" draw:layer="layout" svg:width="27.225cm" svg:height="9.524cm" svg:x="0.5cm" svg:y="2.976cm">
          <draw:image xlink:href="Pictures/10000000000004050000016881CF704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1" draw:text-style-name="P1" draw:layer="layout" svg:width="27.225cm" svg:height="9.683cm" svg:x="0.475cm" svg:y="3.817cm">
          <draw:image xlink:href="Pictures/10000000000004050000016E832D35F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1" draw:text-style-name="P1" draw:layer="layout" svg:width="27.225cm" svg:height="7.937cm" svg:x="0.5cm" svg:y="3.063cm">
          <draw:image xlink:href="Pictures/10000000000004050000012C60F9C24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style-name="gr1" draw:text-style-name="P1" draw:layer="layout" svg:width="27.225cm" svg:height="9.524cm" svg:x="0.5cm" svg:y="3.476cm">
          <draw:image xlink:href="Pictures/10000000000004050000016870F1D15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" draw:text-style-name="P1" draw:layer="layout" svg:width="27.225cm" svg:height="7.937cm" svg:x="0.5cm" svg:y="4.563cm">
          <draw:image xlink:href="Pictures/10000000000004050000012C2B2E06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1" draw:text-style-name="P1" draw:layer="layout" svg:width="27.225cm" svg:height="7.937cm" svg:x="0.5cm" svg:y="4.063cm">
          <draw:image xlink:href="Pictures/10000000000004050000012C60F9C24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1" draw:text-style-name="P1" draw:layer="layout" svg:width="27.225cm" svg:height="9.709cm" svg:x="0.5cm" svg:y="4.291cm">
          <draw:image xlink:href="Pictures/10000000000004050000016F7ABBAF8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gribeiro </meta:initial-creator>
    <meta:creation-date>2010-05-12T03:29:47.21</meta:creation-date>
    <meta:editing-duration>PT00H18M30S</meta:editing-duration>
    <meta:editing-cycles>3</meta:editing-cycles>
    <dc:date>2010-05-12T11:14:41.15</dc:date>
    <dc:creator>lgribeiro </dc:creator>
    <meta:generator>BrOffice.org/3.2$Win32 OpenOffice.org_project/320m12$Build-9483</meta:generator>
    <meta:document-statistic meta:object-count="72"/>
  </office:meta>
</office:document-meta>
</file>